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19" style:family="table-cell" style:parent-style-name="Default">
      <style:table-cell-properties fo:background-color="#ff0000" fo:border="0.06pt solid #000000"/>
      <style:text-properties style:font-name="Calibri1" fo:font-size="11pt" style:font-size-asian="11pt" style:font-size-complex="11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4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41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7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1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libri1" fo:font-size="11pt" style:font-size-asian="11pt" style:font-size-complex="11pt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>
            <text:p>N° de facture</text:p>
          </table:table-cell>
          <table:table-cell table:style-name="ce7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2">
          <table:table-cell table:style-name="ce1" office:value-type="string">
            <text:p>Produit</text:p>
          </table:table-cell>
          <table:table-cell table:style-name="ce7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5" table:number-columns-repeated="1021"/>
        </table:table-row>
        <table:table-row table:style-name="ro3">
          <table:table-cell table:style-name="ce2" office:value-type="string">
            <text:p>Plaque alu 3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verre 4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èces imprimées (cf autre onglet)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CAS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TOP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Kit Sanguinololu + 4 Pololu A4988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Alimentation 12V 120W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4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7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Hot end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Ventilateur Akasa Led 40mm AK-160BL-S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Thermistance 100K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Ampoule LED précablé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Interrupteur à bascule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Embase IEC mâle snap-in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usible 1A 5x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Résistance de puissance 2,2ohms 10W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Bande d'adhésif thermiqu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ordon secteur IEC mâle 2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Cable USB A to B 3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4" office:value-type="string">
            <text:p>Cablewrap 6mm</text:p>
          </table:table-cell>
          <table:table-cell table:style-name="ce10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60mm</text:p>
          </table:table-cell>
          <table:table-cell table:style-name="ce10" office:value-type="float" office:value="30">
            <text:p>3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00mm</text:p>
          </table:table-cell>
          <table:table-cell table:style-name="ce10" office:value-type="float" office:value="20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RJ45 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double 0,75mm²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terre 1mm²</text:p>
          </table:table-cell>
          <table:table-cell table:style-name="ce9" office:value-type="float" office:value="0.1">
            <text:p>0,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gaîne thermo 2mm (au mètre)</text:p>
          </table:table-cell>
          <table:table-cell table:style-name="ce9" office:value-type="float" office:value="0.5">
            <text:p>0,5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84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68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ignée à sang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ermeture grenouille cadenassable</text:p>
          </table:table-cell>
          <table:table-cell table:style-name="ce9" office:value-type="float" office:value="4">
            <text:p>4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Tube 12mm 415mm</text:p>
          </table:table-cell>
          <table:table-cell table:style-name="ce9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inox A2 roulée 345mm</text:p>
          </table:table-cell>
          <table:table-cell table:style-name="ce9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Arbre alu 8mm 4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Arbre alu 8mm 315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ulie T5 aluminiu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Douille Igus RJM-01 8mm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Palier Igus GFM-121418-10</text:p>
          </table:table-cell>
          <table:table-cell table:style-name="ce9" office:value-type="float" office:value="8">
            <text:p>8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608ZZ ball bearing</text:p>
          </table:table-cell>
          <table:table-cell table:style-name="ce9" office:value-type="float" office:value="5">
            <text:p>5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Ressorts</text:p>
          </table:table-cell>
          <table:table-cell table:style-name="ce9" office:value-type="float" office:value="7">
            <text:p>7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gnon laiton d'entraînement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Vis M3x8mm</text:p>
          </table:table-cell>
          <table:table-cell table:style-name="ce11" office:value-type="float" office:value="6">
            <text:p>6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0mm</text:p>
          </table:table-cell>
          <table:table-cell table:style-name="ce11" office:value-type="float" office:value="16">
            <text:p>16</text:p>
          </table:table-cell>
          <table:table-cell table:style-name="ce13" office:value-type="string">
            <text:p>13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</text:p>
          </table:table-cell>
          <table:table-cell table:style-name="ce11" office:value-type="float" office:value="37">
            <text:p>37</text:p>
          </table:table-cell>
          <table:table-cell table:style-name="ce13" office:value-type="string">
            <text:p>45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5mm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30mm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40mm</text:p>
          </table:table-cell>
          <table:table-cell table:style-name="ce11" office:value-type="float" office:value="11">
            <text:p>1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60mm</text:p>
          </table:table-cell>
          <table:table-cell table:style-name="ce11" office:value-type="float" office:value="9">
            <text:p>9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6mm tête fraisée</text:p>
          </table:table-cell>
          <table:table-cell table:style-name="ce11" office:value-type="float" office:value="39">
            <text:p>39</text:p>
          </table:table-cell>
          <table:table-cell table:style-name="ce13" office:value-type="string">
            <text:p>30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 tête fraisée</text:p>
          </table:table-cell>
          <table:table-cell table:style-name="ce11" office:value-type="float" office:value="13">
            <text:p>13</text:p>
          </table:table-cell>
          <table:table-cell table:style-name="ce13" office:value-type="string">
            <text:p>12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40mm tête fraisée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bombée</text:p>
          </table:table-cell>
          <table:table-cell table:style-name="ce11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fraisée</text:p>
          </table:table-cell>
          <table:table-cell table:style-name="ce11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Rondelles M4 standards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5" office:value-type="string">
            <text:p>Rondelles M3 larges</text:p>
          </table:table-cell>
          <table:table-cell table:style-name="ce11" office:value-type="float" office:value="80">
            <text:p>80</text:p>
          </table:table-cell>
          <table:table-cell table:style-name="ce13" office:value-type="string">
            <text:p>48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ondelles M3 standards</text:p>
          </table:table-cell>
          <table:table-cell table:style-name="ce11" office:value-type="float" office:value="112">
            <text:p>112</text:p>
          </table:table-cell>
          <table:table-cell table:style-name="ce14" office:value-type="string">
            <text:p>25,5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nylstop M3</text:p>
          </table:table-cell>
          <table:table-cell table:style-name="ce11" office:value-type="float" office:value="23">
            <text:p>23</text:p>
          </table:table-cell>
          <table:table-cell table:style-name="ce13" office:value-type="string">
            <text:p>10,5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M3</text:p>
          </table:table-cell>
          <table:table-cell table:style-name="ce11" office:value-type="float" office:value="146">
            <text:p>146</text:p>
          </table:table-cell>
          <table:table-cell table:style-name="ce13" office:value-type="string">
            <text:p>48,16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s M8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5" office:value-type="string">
            <text:p>Ecrou M8 papillon</text:p>
          </table:table-cell>
          <table:table-cell table:style-name="ce11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25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Vis M8 100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5">
          <table:table-cell table:style-name="Default" table:number-columns-repeated="1024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èces Imprimée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1019" table:default-cell-style-name="Default"/>
        <table:table-row table:style-name="ro6">
          <table:table-cell table:style-name="ce16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3"/>
          <table:table-cell table:number-columns-repeated="1019"/>
        </table:table-row>
        <table:table-row table:style-name="ro7">
          <table:table-cell table:style-name="ce17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  <table:table-cell table:style-name="ce22" office:value-type="string">
            <text:p>Temps NORMAL_3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COIN_A_VISSER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COINS</text:p>
          </table:table-cell>
          <table:table-cell table:number-columns-repeated="2" table:style-name="ce24" office:value-type="time" office:time-value="PT05H20M00S">
            <text:p>05:20:00</text:p>
          </table:table-cell>
          <table:table-cell table:style-name="ce29" table:number-columns-repeated="1019"/>
        </table:table-row>
        <table:table-row table:style-name="ro8">
          <table:table-cell table:style-name="ce18"/>
          <table:table-cell table:style-name="ce23" table:number-columns-repeated="2"/>
          <table:table-cell table:style-name="ce25" table:number-columns-repeated="2"/>
          <table:table-cell table:style-name="ce29" table:number-columns-repeated="1019"/>
        </table:table-row>
        <table:table-row table:style-name="ro8">
          <table:table-cell table:style-name="ce19" office:value-type="string">
            <text:p>BASE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4" office:value-type="time" office:time-value="PT05H07M00S">
            <text:p>05:07:00</text:p>
          </table:table-cell>
          <table:table-cell table:style-name="ce25" office:value-type="time" office:time-value="PT03H30M00S">
            <text:p>03:30:0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CHARIOT_Y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CHARIOT_Y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 table:number-columns-repeated="2"/>
          <table:table-cell table:number-columns-repeated="1019"/>
        </table:table-row>
        <table:table-row table:style-name="ro8">
          <table:table-cell table:style-name="ce19" office:value-type="string">
            <text:p>CHARNIERE_FAN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9" office:value-type="string">
            <text:p>CLIP_ENDSTOP_Y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FIX_CHARIOT_X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FIX_CHARIOT_X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9" office:value-type="string">
            <text:p>SUPPORT_AXE_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8">
          <table:table-cell table:style-name="ce18" office:value-type="string">
            <text:p>COUPLAGE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6" office:value-type="time" office:time-value="PT02H30M00S">
            <text:p>02:30:00</text:p>
          </table:table-cell>
          <table:table-cell table:style-name="ce25" office:value-type="time" office:time-value="PT01H40M00S">
            <text:p>01:40:0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MOLET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8">
          <table:table-cell table:style-name="ce18" office:value-type="string">
            <text:p>SUPPORT_FAN_X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6" office:value-type="time" office:time-value="PT06H04M00S">
            <text:p>06:04:00</text:p>
          </table:table-cell>
          <table:table-cell table:style-name="ce25" office:value-type="time" office:time-value="PT04H00M00S">
            <text:p>04:00:0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ETIQUET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EXTRUDEU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RANGEMENT_PORTIQU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RETOUR_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8">
          <table:table-cell table:style-name="ce18" office:value-type="string">
            <text:p>SUPPORT_AXE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6" office:value-type="time" office:time-value="PT06H18M00S">
            <text:p>06:18:00</text:p>
          </table:table-cell>
          <table:table-cell table:style-name="ce25" office:value-type="time" office:time-value="PT03H50M00S">
            <text:p>03:50:0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RETOUR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FIX_MOTEUR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 table:number-columns-repeated="2"/>
          <table:table-cell table:number-columns-repeated="1019"/>
        </table:table-row>
        <table:table-row table:style-name="ro8">
          <table:table-cell table:style-name="ce18"/>
          <table:table-cell table:style-name="ce23" table:number-columns-repeated="2"/>
          <table:table-cell table:style-name="ce25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PLAQUE_ARRIER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6" office:value-type="time" office:time-value="PT05H28M00S">
            <text:p>05:28:00</text:p>
          </table:table-cell>
          <table:table-cell table:style-name="ce25" office:value-type="time" office:time-value="PT03H44M00S">
            <text:p>03:44:0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TOP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SUPPORT_BOBINE_FI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SUPPORT_BOBINE_HAU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number-columns-repeated="1019"/>
        </table:table-row>
        <table:table-row table:style-name="ro8">
          <table:table-cell table:style-name="ce18"/>
          <table:table-cell table:style-name="ce23" table:number-columns-repeated="2"/>
          <table:table-cell table:style-name="ce25" table:number-columns-repeated="2"/>
          <table:table-cell table:number-columns-repeated="1019"/>
        </table:table-row>
        <table:table-row table:style-name="ro8">
          <table:table-cell table:style-name="ce18" office:value-type="string">
            <text:p>SANGUINOLOLU_CAS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2" table:style-name="ce24" office:value-type="time" office:time-value="PT02H00M00S">
            <text:p>02:00:0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SANGUINOLOLU_TOP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2" table:style-name="ce26" office:value-type="time" office:time-value="PT01H17M00S">
            <text:p>01:17:00</text:p>
          </table:table-cell>
          <table:table-cell table:number-columns-repeated="1019"/>
        </table:table-row>
        <table:table-row table:style-name="ro8">
          <table:table-cell table:style-name="ce20" office:value-type="string">
            <text:p>Total</text:p>
          </table:table-cell>
          <table:table-cell table:number-columns-repeated="2"/>
          <table:table-cell table:style-name="ce27" table:formula="of:=SUM([.D3:.D38])" office:value-type="time" office:time-value="PT34H04M00S">
            <text:p>10:04:00</text:p>
          </table:table-cell>
          <table:table-cell table:style-name="ce27" table:formula="of:=SUM([.E3:.E38])" office:value-type="time" office:time-value="PT25H21M00S">
            <text:p>01:21:00</text:p>
          </table:table-cell>
          <table:table-cell table:number-columns-repeated="1019"/>
        </table:table-row>
        <table:table-row table:style-name="ro8">
          <table:table-cell table:style-name="ce20" office:value-type="string">
            <text:p>Total tâches machine neuve</text:p>
          </table:table-cell>
          <table:table-cell table:number-columns-repeated="2"/>
          <table:table-cell table:style-name="ce28"/>
          <table:table-cell table:style-name="ce27" table:formula="of:=[.E5]+[.E18]+[.E22]+[.E28]+[.E32]" office:value-type="time" office:time-value="PT16H44M00S">
            <text:p>16:44:00</text:p>
          </table:table-cell>
          <table:table-cell table:number-columns-repeated="1019"/>
        </table:table-row>
        <table:table-row table:style-name="ro8" table:number-rows-repeated="10485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ièces Imprimées_2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9" table:default-cell-style-name="Default"/>
        <table:table-row table:style-name="ro6">
          <table:table-cell table:style-name="ce16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2"/>
          <table:table-cell table:number-columns-repeated="1019"/>
        </table:table-row>
        <table:table-row table:style-name="ro7">
          <table:table-cell table:style-name="ce17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COIN_A_VISSER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COINS</text:p>
          </table:table-cell>
          <table:table-cell table:style-name="ce30" office:value-type="float" office:value="360">
            <text:p>360</text:p>
          </table:table-cell>
          <table:table-cell table:style-name="ce29" table:number-columns-repeated="1019"/>
        </table:table-row>
        <table:table-row table:style-name="ro8">
          <table:table-cell table:style-name="ce18"/>
          <table:table-cell table:style-name="ce23" table:number-columns-repeated="2"/>
          <table:table-cell table:style-name="ce25"/>
          <table:table-cell table:style-name="ce29" table:number-columns-repeated="1019"/>
        </table:table-row>
        <table:table-row table:style-name="ro8">
          <table:table-cell table:style-name="ce18" office:value-type="string">
            <text:p>CHARIOT_Y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30" office:value-type="float" office:value="350">
            <text:p>35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CHARIOT_Y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18" office:value-type="string">
            <text:p>FIX_CHARIOT_X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8">
          <table:table-cell table:style-name="ce18" office:value-type="string">
            <text:p>FIX_CHARIOT_X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8">
          <table:table-cell table:style-name="ce18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8"/>
        </table:table-row>
        <table:table-row table:style-name="ro8">
          <table:table-cell table:style-name="ce18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8">
          <table:table-cell table:style-name="ce18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8">
          <table:table-cell table:style-name="ce18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8">
          <table:table-cell table:style-name="ce18" office:value-type="string">
            <text:p>ETIQUETTE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8">
          <table:table-cell table:style-name="ce18" office:value-type="string">
            <text:p>RANGEMENT_PORTIQU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8">
          <table:table-cell table:style-name="ce18"/>
          <table:table-cell table:style-name="ce23" table:number-columns-repeated="3"/>
          <table:table-cell table:number-columns-repeated="1019"/>
        </table:table-row>
        <table:table-row table:style-name="ro8">
          <table:table-cell table:style-name="ce18" office:value-type="string">
            <text:p>COUPLAGE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30" office:value-type="float" office:value="135">
            <text:p>135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number-columns-repeated="1019"/>
        </table:table-row>
        <table:table-row table:style-name="ro8">
          <table:table-cell table:style-name="ce18" office:value-type="string">
            <text:p>MOLET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number-columns-repeated="1019"/>
        </table:table-row>
        <table:table-row table:style-name="ro8">
          <table:table-cell table:style-name="ce18"/>
          <table:table-cell table:style-name="ce23" table:number-columns-repeated="3"/>
          <table:table-cell table:number-columns-repeated="1019"/>
        </table:table-row>
        <table:table-row table:style-name="ro8">
          <table:table-cell table:style-name="ce18" office:value-type="string">
            <text:p>SUPPORT_AXE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1020"/>
        </table:table-row>
        <table:table-row table:style-name="ro8">
          <table:table-cell table:style-name="ce18" office:value-type="string">
            <text:p>SUPPORT_FAN_X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18" office:value-type="string">
            <text:p>EXTRUDEU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1019"/>
        </table:table-row>
        <table:table-row table:style-name="ro8">
          <table:table-cell table:style-name="ce18" office:value-type="string">
            <text:p>RETOUR_Y_BAS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1019"/>
        </table:table-row>
        <table:table-row table:style-name="ro8">
          <table:table-cell table:style-name="ce18" office:value-type="string">
            <text:p>RETOUR_Y_TOP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1019"/>
        </table:table-row>
        <table:table-row table:style-name="ro8">
          <table:table-cell table:style-name="ce18"/>
          <table:table-cell table:style-name="ce23" table:number-columns-repeated="3"/>
          <table:table-cell table:number-columns-repeated="1019"/>
        </table:table-row>
        <table:table-row table:style-name="ro8">
          <table:table-cell table:style-name="ce18" office:value-type="string">
            <text:p>RETOUR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30" office:value-type="float" office:value="380">
            <text:p>38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SUPPORT_AXE_Y</text:p>
          </table:table-cell>
          <table:table-cell table:number-columns-repeated="2" table:style-name="ce23" office:value-type="float" office:value="4">
            <text:p>4</text:p>
          </table:table-cell>
          <table:table-cell table:style-name="ce23"/>
          <table:table-cell table:style-name="ce32"/>
          <table:table-cell table:number-columns-repeated="1018"/>
        </table:table-row>
        <table:table-row table:style-name="ro8">
          <table:table-cell table:style-name="ce18" office:value-type="string">
            <text:p>FIX_MOTEUR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18" office:value-type="string">
            <text:p>PLAQUE_ARRIER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18" office:value-type="string">
            <text:p>TOP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8">
          <table:table-cell table:style-name="ce18"/>
          <table:table-cell table:style-name="ce23" table:number-columns-repeated="2"/>
          <table:table-cell table:style-name="ce25"/>
          <table:table-cell table:number-columns-repeated="1019"/>
        </table:table-row>
        <table:table-row table:style-name="ro8">
          <table:table-cell table:style-name="ce18" office:value-type="string">
            <text:p>SANGUINOLOLU_CAS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0" office:value-type="float" office:value="150">
            <text:p>150</text:p>
          </table:table-cell>
          <table:table-cell table:number-columns-repeated="1019"/>
        </table:table-row>
        <table:table-row table:style-name="ro8">
          <table:table-cell table:style-name="ce18" office:value-type="string">
            <text:p>SANGUINOLOLU_TOP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0" office:value-type="float" office:value="75">
            <text:p>75</text:p>
          </table:table-cell>
          <table:table-cell table:number-columns-repeated="1019"/>
        </table:table-row>
        <table:table-row table:style-name="ro8">
          <table:table-cell table:style-name="ce20" office:value-type="string">
            <text:p>Total minutes</text:p>
          </table:table-cell>
          <table:table-cell table:number-columns-repeated="2"/>
          <table:table-cell table:style-name="ce31" table:formula="of:=SUM([.D3:.D33])" office:value-type="float" office:value="1450">
            <text:p>1450</text:p>
          </table:table-cell>
          <table:table-cell table:number-columns-repeated="1019"/>
        </table:table-row>
        <table:table-row table:style-name="ro8">
          <table:table-cell table:style-name="ce20" office:value-type="string">
            <text:p>Total heures</text:p>
          </table:table-cell>
          <table:table-cell table:number-columns-repeated="2"/>
          <table:table-cell table:style-name="ce28" table:formula="of:=[.D34]/60" office:value-type="float" office:value="24.1666666666667">
            <text:p>24,1666666667</text:p>
          </table:table-cell>
          <table:table-cell table:number-columns-repeated="1019"/>
        </table:table-row>
        <table:table-row table:style-name="ro8" table:number-rows-repeated="1048539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6">
          <table:table-cell table:style-name="ce16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2"/>
        </table:table-row>
        <table:table-row table:style-name="ro7">
          <table:table-cell table:style-name="ce17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</table:table-row>
        <table:table-row table:style-name="ro8">
          <table:table-cell table:style-name="ce18" office:value-type="string">
            <text:p>CHARIOT_Y_1RJ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5"/>
        </table:table-row>
        <table:table-row table:style-name="ro8">
          <table:table-cell table:style-name="ce18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8">
          <table:table-cell table:style-name="ce18" office:value-type="string">
            <text:p>FIX_CHARIOT_X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8">
          <table:table-cell table:style-name="ce18" office:value-type="string">
            <text:p>FIX_CHARIOT_X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8">
          <table:table-cell table:style-name="ce18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8">
          <table:table-cell table:style-name="ce18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8">
          <table:table-cell table:style-name="ce18" office:value-type="string">
            <text:p>SUPPORT_AXE_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8">
          <table:table-cell table:style-name="ce18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8">
          <table:table-cell table:style-name="ce18" office:value-type="string">
            <text:p>EXTRUDEUR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8">
          <table:table-cell table:style-name="ce18" office:value-type="string">
            <text:p>RETOUR_Y_BASE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8">
          <table:table-cell table:style-name="ce18" office:value-type="string">
            <text:p>RETOUR_Y_TOP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8">
          <table:table-cell table:style-name="ce18"/>
          <table:table-cell table:style-name="ce23" table:number-columns-repeated="3"/>
        </table:table-row>
        <table:table-row table:style-name="ro8">
          <table:table-cell table:style-name="ce18" office:value-type="string">
            <text:p>RETOUR_X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/>
        </table:table-row>
        <table:table-row table:style-name="ro8">
          <table:table-cell table:style-name="ce18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8">
          <table:table-cell table:style-name="ce18" office:value-type="string">
            <text:p>MOLET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8">
          <table:table-cell table:style-name="ce18" office:value-type="string">
            <text:p>SUPPORT_AXE_X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5"/>
        </table:table-row>
        <table:table-row table:style-name="ro8">
          <table:table-cell table:style-name="ce18" office:value-type="string">
            <text:p>FIX_MOTEUR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5"/>
        </table:table-row>
        <table:table-row table:style-name="ro8" table:number-rows-repeated="2">
          <table:table-cell table:style-name="ce18"/>
          <table:table-cell table:style-name="ce23" table:number-columns-repeated="2"/>
          <table:table-cell table:style-name="ce25"/>
        </table:table-row>
        <table:table-row table:style-name="ro8">
          <table:table-cell table:style-name="ce20" office:value-type="string">
            <text:p>Total</text:p>
          </table:table-cell>
          <table:table-cell table:number-columns-repeated="2"/>
          <table:table-cell table:style-name="ce27" table:formula="of:=SUM([.D3:.D21])" office:value-type="time" office:time-value="PT00H00M00S">
            <text:p>00:00:00</text:p>
          </table:table-cell>
        </table:table-row>
        <table:table-row table:style-name="ro8" table:number-rows-repeated="1048536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Verif visserie" table:style-name="ta1">
        <table:table-column table:style-name="co7" table:default-cell-style-name="Default"/>
        <table:table-column table:style-name="co8" table:number-columns-repeated="9" table:default-cell-style-name="ce36"/>
        <table:table-column table:style-name="co4" table:number-columns-repeated="1000" table:default-cell-style-name="Default"/>
        <table:table-row table:style-name="ro10">
          <table:table-cell table:style-name="ce33" office:value-type="string">
            <text:p>Etape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33" office:value-type="string">
            <text:p>Total</text:p>
          </table:table-cell>
          <table:table-cell table:style-name="ce20" table:number-columns-repeated="999"/>
        </table:table-row>
        <table:table-row table:style-name="ro5">
          <table:table-cell table:style-name="ce34" office:value-type="string">
            <text:p>Vis M3x8mm</text:p>
          </table:table-cell>
          <table:table-cell table:style-name="ce35" table:number-columns-repeated="5"/>
          <table:table-cell table:style-name="ce35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37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Vis M3x10mm</text:p>
          </table:table-cell>
          <table:table-cell table:style-name="ce35" table:number-columns-repeated="7"/>
          <table:table-cell table:style-name="ce35" office:value-type="float" office:value="12">
            <text:p>12</text:p>
          </table:table-cell>
          <table:table-cell table:style-name="ce35" office:value-type="float" office:value="4">
            <text:p>4</text:p>
          </table:table-cell>
          <table:table-cell table:style-name="ce37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Vis M3x20mm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37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Vis M3x25mm</text:p>
          </table:table-cell>
          <table:table-cell table:style-name="ce35" table:number-columns-repeated="5"/>
          <table:table-cell table:style-name="ce35" office:value-type="float" office:value="2">
            <text:p>2</text:p>
          </table:table-cell>
          <table:table-cell table:style-name="ce35" table:number-columns-repeated="2"/>
          <table:table-cell table:style-name="ce35" office:value-type="float" office:value="3">
            <text:p>3</text:p>
          </table:table-cell>
          <table:table-cell table:style-name="ce37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Vis M3x30mm</text:p>
          </table:table-cell>
          <table:table-cell table:style-name="ce35" table:number-columns-repeated="7"/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7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Vis M3x40mm</text:p>
          </table:table-cell>
          <table:table-cell table:style-name="ce35" table:number-columns-repeated="6"/>
          <table:table-cell table:style-name="ce35" office:value-type="float" office:value="3">
            <text:p>3</text:p>
          </table:table-cell>
          <table:table-cell table:style-name="ce35" office:value-type="float" office:value="8">
            <text:p>8</text:p>
          </table:table-cell>
          <table:table-cell table:style-name="ce35"/>
          <table:table-cell table:style-name="ce37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Vis M3x60mm</text:p>
          </table:table-cell>
          <table:table-cell table:style-name="ce35" table:number-columns-repeated="5"/>
          <table:table-cell table:number-columns-repeated="2" table:style-name="ce35" office:value-type="float" office:value="4">
            <text:p>4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37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Vis M3x16mm tête fraisée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8">
            <text:p>8</text:p>
          </table:table-cell>
          <table:table-cell table:style-name="ce35" table:number-columns-repeated="2"/>
          <table:table-cell table:style-name="ce35" office:value-type="float" office:value="7">
            <text:p>7</text:p>
          </table:table-cell>
          <table:table-cell table:style-name="ce35" table:number-columns-repeated="4"/>
          <table:table-cell table:style-name="ce37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Vis M3x20mm tête fraisée</text:p>
          </table:table-cell>
          <table:table-cell table:style-name="ce35"/>
          <table:table-cell table:style-name="ce35" office:value-type="float" office:value="4">
            <text:p>4</text:p>
          </table:table-cell>
          <table:table-cell table:style-name="ce35" table:number-columns-repeated="2"/>
          <table:table-cell table:style-name="ce35" office:value-type="float" office:value="2">
            <text:p>2</text:p>
          </table:table-cell>
          <table:table-cell table:style-name="ce35"/>
          <table:table-cell table:style-name="ce35" office:value-type="float" office:value="7">
            <text:p>7</text:p>
          </table:table-cell>
          <table:table-cell table:style-name="ce35" table:number-columns-repeated="2"/>
          <table:table-cell table:style-name="ce37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Vis M3x40mm tête fraisée</text:p>
          </table:table-cell>
          <table:table-cell table:style-name="ce35" table:number-columns-repeated="4"/>
          <table:table-cell table:style-name="ce35" office:value-type="float" office:value="4">
            <text:p>4</text:p>
          </table:table-cell>
          <table:table-cell table:style-name="ce35" table:number-columns-repeated="4"/>
          <table:table-cell table:style-name="ce37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Vis agglo 4x20mm tête bombée</text:p>
          </table:table-cell>
          <table:table-cell table:style-name="ce35" table:number-columns-repeated="8"/>
          <table:table-cell table:style-name="ce35" office:value-type="float" office:value="4">
            <text:p>4</text:p>
          </table:table-cell>
          <table:table-cell table:style-name="ce37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Vis agglo 4x20mm tête fraisée</text:p>
          </table:table-cell>
          <table:table-cell table:style-name="ce35" table:number-columns-repeated="5"/>
          <table:table-cell table:style-name="ce35" office:value-type="float" office:value="2">
            <text:p>2</text:p>
          </table:table-cell>
          <table:table-cell table:style-name="ce35" table:number-columns-repeated="3"/>
          <table:table-cell table:style-name="ce37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Rondelles M3 larges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35" table:number-columns-repeated="2"/>
          <table:table-cell table:style-name="ce35" office:value-type="float" office:value="24">
            <text:p>24</text:p>
          </table:table-cell>
          <table:table-cell table:style-name="ce35"/>
          <table:table-cell table:style-name="ce35" office:value-type="float" office:value="20">
            <text:p>20</text:p>
          </table:table-cell>
          <table:table-cell table:style-name="ce35"/>
          <table:table-cell table:style-name="ce37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Rondelles M3 standards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8">
            <text:p>8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7">
            <text:p>17</text:p>
          </table:table-cell>
          <table:table-cell table:style-name="ce37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5">
          <table:table-cell table:style-name="ce34" office:value-type="string">
            <text:p>Rondelles M4 standards</text:p>
          </table:table-cell>
          <table:table-cell table:style-name="ce35" table:number-columns-repeated="8"/>
          <table:table-cell table:style-name="ce35" office:value-type="float" office:value="4">
            <text:p>4</text:p>
          </table:table-cell>
          <table:table-cell table:style-name="ce37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10">
          <table:table-cell table:style-name="ce34" office:value-type="string">
            <text:p>Ecroux nylstop M3</text:p>
          </table:table-cell>
          <table:table-cell table:style-name="ce35" table:number-columns-repeated="5"/>
          <table:table-cell table:style-name="ce35" office:value-type="float" office:value="4">
            <text:p>4</text:p>
          </table:table-cell>
          <table:table-cell table:style-name="ce35" office:value-type="float" office:value="18">
            <text:p>18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37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10">
          <table:table-cell table:style-name="ce34" office:value-type="string">
            <text:p>Ecroux M3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13">
            <text:p>13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14">
            <text:p>14</text:p>
          </table:table-cell>
          <table:table-cell table:style-name="ce37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10">
          <table:table-cell table:style-name="ce34" office:value-type="string">
            <text:p>Ecrous M8</text:p>
          </table:table-cell>
          <table:table-cell table:style-name="ce35" table:number-columns-repeated="8"/>
          <table:table-cell table:style-name="ce35" office:value-type="float" office:value="7">
            <text:p>7</text:p>
          </table:table-cell>
          <table:table-cell table:style-name="ce37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10">
          <table:table-cell table:style-name="ce34" office:value-type="string">
            <text:p>Ecrou M8 papillon</text:p>
          </table:table-cell>
          <table:table-cell table:style-name="ce35" table:number-columns-repeated="8"/>
          <table:table-cell table:style-name="ce35" office:value-type="float" office:value="1">
            <text:p>1</text:p>
          </table:table-cell>
          <table:table-cell table:style-name="ce37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5" table:number-rows-repeated="1048555">
          <table:table-cell table:number-columns-repeated="1010"/>
        </table:table-row>
        <table:table-row table:style-name="ro5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 style:data-style-name="N2" text:time-value="0000-00-00T19:46:39.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3-12-05T20:57:11.48</dc:date>
    <meta:editing-duration>P8DT15H36M26S</meta:editing-duration>
    <meta:editing-cycles>624</meta:editing-cycles>
    <meta:document-statistic meta:table-count="5" meta:cell-count="513" meta:object-count="0"/>
  </office:meta>
</office:document-meta>
</file>